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6cm" style:rel-column-width="7232*"/>
    </style:style>
    <style:style style:name="Tabella2.B" style:family="table-column">
      <style:table-column-properties style:column-width="8.666cm" style:rel-column-width="22096*"/>
    </style:style>
    <style:style style:name="Tabella2.C" style:family="table-column">
      <style:table-column-properties style:column-width="2.506cm" style:rel-column-width="6391*"/>
    </style:style>
    <style:style style:name="Tabella2.D" style:family="table-column">
      <style:table-column-properties style:column-width="2.981cm" style:rel-column-width="7600*"/>
    </style:style>
    <style:style style:name="Tabella2.E" style:family="table-column">
      <style:table-column-properties style:column-width="4.009cm" style:rel-column-width="10223*"/>
    </style:style>
    <style:style style:name="Tabella2.F" style:family="table-column">
      <style:table-column-properties style:column-width="4.704cm" style:rel-column-width="1199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cm" style:rel-column-width="7273*"/>
    </style:style>
    <style:style style:name="Tabella1.B" style:family="table-column">
      <style:table-column-properties style:column-width="8.652cm" style:rel-column-width="22077*"/>
    </style:style>
    <style:style style:name="Tabella1.C" style:family="table-column">
      <style:table-column-properties style:column-width="2.506cm" style:rel-column-width="6395*"/>
    </style:style>
    <style:style style:name="Tabella1.D" style:family="table-column">
      <style:table-column-properties style:column-width="2.981cm" style:rel-column-width="7606*"/>
    </style:style>
    <style:style style:name="Tabella1.E" style:family="table-column">
      <style:table-column-properties style:column-width="4.009cm" style:rel-column-width="10230*"/>
    </style:style>
    <style:style style:name="Tabella1.F" style:family="table-column">
      <style:table-column-properties style:column-width="4.685cm" style:rel-column-width="11954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style:vertical-align="middle" fo:padding="0.097cm" fo:border="0.05pt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6cm" style:rel-column-width="7232*"/>
    </style:style>
    <style:style style:name="Tabella5.B" style:family="table-column">
      <style:table-column-properties style:column-width="8.666cm" style:rel-column-width="22096*"/>
    </style:style>
    <style:style style:name="Tabella5.C" style:family="table-column">
      <style:table-column-properties style:column-width="2.506cm" style:rel-column-width="6391*"/>
    </style:style>
    <style:style style:name="Tabella5.D" style:family="table-column">
      <style:table-column-properties style:column-width="2.981cm" style:rel-column-width="7600*"/>
    </style:style>
    <style:style style:name="Tabella5.E" style:family="table-column">
      <style:table-column-properties style:column-width="4.009cm" style:rel-column-width="10223*"/>
    </style:style>
    <style:style style:name="Tabella5.F" style:family="table-column">
      <style:table-column-properties style:column-width="4.704cm" style:rel-column-width="1199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cm" style:rel-column-width="7273*"/>
    </style:style>
    <style:style style:name="Tabella3.B" style:family="table-column">
      <style:table-column-properties style:column-width="8.652cm" style:rel-column-width="22077*"/>
    </style:style>
    <style:style style:name="Tabella3.C" style:family="table-column">
      <style:table-column-properties style:column-width="2.506cm" style:rel-column-width="6395*"/>
    </style:style>
    <style:style style:name="Tabella3.D" style:family="table-column">
      <style:table-column-properties style:column-width="2.981cm" style:rel-column-width="7606*"/>
    </style:style>
    <style:style style:name="Tabella3.E" style:family="table-column">
      <style:table-column-properties style:column-width="4.009cm" style:rel-column-width="10230*"/>
    </style:style>
    <style:style style:name="Tabella3.F" style:family="table-column">
      <style:table-column-properties style:column-width="4.685cm" style:rel-column-width="11954*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style:vertical-align="middle" fo:padding="0.097cm" fo:border="0.05pt solid #000000"/>
    </style:style>
    <style:style style:name="Table1" style:family="table">
      <style:table-properties style:width="25.682cm" fo:margin-left="0.005cm" fo:margin-right="0.012cm" table:align="margins"/>
    </style:style>
    <style:style style:name="Table1.A" style:family="table-column">
      <style:table-column-properties style:column-width="2.854cm" style:rel-column-width="7282*"/>
    </style:style>
    <style:style style:name="Table1.B" style:family="table-column">
      <style:table-column-properties style:column-width="6.38cm" style:rel-column-width="16280*"/>
    </style:style>
    <style:style style:name="Table1.C" style:family="table-column">
      <style:table-column-properties style:column-width="3.149cm" style:rel-column-width="8034*"/>
    </style:style>
    <style:style style:name="Table1.D" style:family="table-column">
      <style:table-column-properties style:column-width="2.78cm" style:rel-column-width="7093*"/>
    </style:style>
    <style:style style:name="Table1.E" style:family="table-column">
      <style:table-column-properties style:column-width="4.443cm" style:rel-column-width="11338*"/>
    </style:style>
    <style:style style:name="Table1.F" style:family="table-column">
      <style:table-column-properties style:column-width="6.077cm" style:rel-column-width="15508*"/>
    </style:style>
    <style:style style:name="Table1.A1" style:family="table-cell">
      <style:table-cell-properties style:vertical-align="middle" fo:padding="0.097cm" fo:border="none"/>
    </style:style>
    <style:style style:name="Table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officeooo:paragraph-rsid="0015d9ef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ahoma" fo:font-size="12pt" fo:font-weight="bold" officeooo:paragraph-rsid="00141259" style:font-size-asian="12pt" style:font-weight-asian="bold" style:font-name-complex="Tahoma1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7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8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19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20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officeooo:paragraph-rsid="0015d9ef" style:font-size-asian="9pt" style:font-weight-asian="bold" style:font-name-complex="Tahoma1" style:font-size-complex="9pt" style:font-weight-complex="bold"/>
    </style:style>
    <style:style style:name="P21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6473e" style:font-size-asian="12pt" style:font-weight-asian="bold" style:font-name-complex="Tahoma1" style:font-size-complex="12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5da25" style:font-size-asian="12pt" style:font-weight-asian="bold" style:font-name-complex="Tahoma1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officeooo:paragraph-rsid="00196fca" style:font-size-asian="12pt" style:font-weight-asian="normal" style:font-name-complex="Tahoma1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paragraph-rsid="001ba70c" style:font-size-asian="12pt" style:font-weight-asian="normal" style:font-name-complex="Tahoma1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rsid="00196fca" officeooo:paragraph-rsid="00196fca" style:font-size-asian="12pt" style:font-weight-asian="normal" style:font-name-complex="Tahoma1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rsid="00196fca" officeooo:paragraph-rsid="001ba70c" style:font-size-asian="12pt" style:font-weight-asian="normal" style:font-name-complex="Tahoma1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Tahoma" fo:font-size="12pt" fo:font-style="normal" style:text-underline-style="none" fo:font-weight="normal" officeooo:rsid="001fef08" officeooo:paragraph-rsid="0015da25" fo:background-color="#ffffff" style:font-size-asian="12pt" style:font-style-asian="normal" style:font-weight-asian="normal" style:font-name-complex="Tahoma1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Tahoma" fo:font-size="12pt" fo:font-style="normal" style:text-underline-style="none" fo:font-weight="normal" officeooo:rsid="001fef08" officeooo:paragraph-rsid="0016473e" fo:background-color="#ffffff" style:font-size-asian="12pt" style:font-style-asian="normal" style:font-weight-asian="normal" style:font-name-complex="Tahoma1" style:font-size-complex="12pt" style:font-weight-complex="normal"/>
    </style:style>
    <style:style style:name="P33" style:family="paragraph" style:parent-style-name="Frame_20_contents">
      <style:paragraph-properties fo:text-align="end" style:justify-single-word="false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01fef08" fo:background-color="#ffffff" loext:char-shading-value="0" style:font-style-asian="normal" style:font-weight-asian="normal" style:font-weight-complex="normal"/>
    </style:style>
    <style:style style:name="T8" style:family="text">
      <style:text-properties officeooo:rsid="0015d9ef"/>
    </style:style>
    <style:style style:name="T9" style:family="text">
      <style:text-properties fo:color="#ff3333" style:text-line-through-style="none" style:text-line-through-type="none" fo:font-style="normal" style:text-underline-style="none" officeooo:rsid="0015da25" fo:background-color="#ffffff" loext:char-shading-value="0" style:font-style-asian="normal"/>
    </style:style>
    <style:style style:name="T10" style:family="text">
      <style:text-properties style:text-underline-styl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TINTA PER RIMBORSO SPESE PIE' DI LISTA <text:span text:style-name="T3"><text:placeholder text:placeholder-type="text">&lt;o.employee_id.name.upper() or ''&gt;</text:placeholder></text:span></text:p>
      <text:p text:style-name="P14"/>
      <text:p text:style-name="P23"><text:span text:style-name="T7"><text:placeholder text:placeholder-type="text">&lt;if test="o.state in ['draft', 'confirm']"&gt;</text:placeholder></text:span><text:span text:style-name="T9">RICHIESTA APPROVAZIONE</text:span><text:span text:style-name="T7"><text:placeholder text:placeholder-type="text">&lt;/if&gt;</text:placeholder></text:span></text:p>
      <text:p text:style-name="P31"/>
      <text:p text:style-name="P14"><text:placeholder text:placeholder-type="text">&lt;o.complete_name and o.complete_name.upper() or ''&gt;</text:placeholder></text:p>
      <text:p text:style-name="P14"/>
      <text:p text:style-name="P15"><text:span text:style-name="T6"><text:placeholder text:placeholder-type="text">&lt;o.company_id.partner_id.name&gt;</text:placeholder></text:span> <text:span text:style-name="T4">autorizza il sig. </text:span><text:span text:style-name="T4"><text:placeholder text:placeholder-type="text">&lt;o.employee_id.name.upper() or ''&gt;</text:placeholder></text:span><text:span text:style-name="T4"> ad usare il proprio automezzo </text:span><text:span text:style-name="T4"><text:placeholder text:placeholder-type="text">&lt;o.employee_id.vehicle or ''&gt;</text:placeholder></text:span> <text:span text:style-name="T4">ed a sostenere le spese necessarie per effettuare i percorsi in calce indicati</text:span></text:p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5">Data</text:p>
          </table:table-cell>
          <table:table-cell table:style-name="Tabella2.A1" office:value-type="string">
            <text:p text:style-name="P5">Cliente / Progetto /Attività</text:p>
          </table:table-cell>
          <table:table-cell table:style-name="Tabella2.A1" office:value-type="string">
            <text:p text:style-name="P5"/>
          </table:table-cell>
          <table:table-cell table:style-name="Tabella2.A1" office:value-type="string">
            <text:p text:style-name="P21">Quantità</text:p>
          </table:table-cell>
          <table:table-cell table:style-name="Tabella2.A1" office:value-type="string">
            <text:p text:style-name="P21">Prodotto</text:p>
          </table:table-cell>
          <table:table-cell table:style-name="Tabella2.F1" office:value-type="string">
            <text:p text:style-name="P21"/>
          </table:table-cell>
        </table:table-row>
      </table:table>
      <text:p text:style-name="P9"><text:placeholder text:placeholder-type="text">&lt;for each="line in o.line_ids"&gt;</text:placeholder></text:p>
      <text:p text:style-name="P12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7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7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7">€ <text:placeholder text:placeholder-type="text">&lt;italian_number(line.total_amount, precision=2) or 0&gt;</text:placeholder></text:p>
          </table:table-cell>
        </table:table-row>
      </table:table>
      <text:p text:style-name="P11"><text:placeholder text:placeholder-type="text">&lt;/if&gt;</text:placeholder></text:p>
      <text:p text:style-name="P9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7"/>
          </table:table-cell>
          <table:table-cell table:style-name="Tabella4.E1" office:value-type="string">
            <text:p text:style-name="P19">Totale Rimborso Spese</text:p>
          </table:table-cell>
          <table:table-cell table:style-name="Tabella4.F1" office:value-type="string">
            <text:p text:style-name="P19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7"/>
          </table:table-cell>
          <table:table-cell table:style-name="Tabella4.E2" office:value-type="string">
            <text:p text:style-name="P19">Totale Rimborso KM</text:p>
          </table:table-cell>
          <table:table-cell table:style-name="Tabella4.F2" office:value-type="string">
            <text:p text:style-name="P19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6"/>
      <text:p text:style-name="P6"><text:soft-page-break/></text:p>
      <text:p text:style-name="P6"/>
      <text:p text:style-name="P8"><text:placeholder text:placeholder-type="text">&lt;o.employee_id.name.upper() or ''&gt;</text:placeholder><text:span text:style-name="T5"> <text:s text:c="36"/></text:span></text:p>
      <text:p text:style-name="P8"><text:span text:style-name="T5"/></text:p>
      <text:p text:style-name="P29">Approvato</text:p>
      <text:p text:style-name="P27"><text:span text:style-name="T10"><text:placeholder text:placeholder-type="text">&lt;o.user_valid.name.upper() or ''&gt;</text:placeholder></text:span><text:span text:style-name="T5"> <text:s text:c="38"/></text:span></text:p>
      <text:p text:style-name="P24">DISTINTA USO CARTA DI CREDITO <text:span text:style-name="T8">AZIENDALE</text:span> <text:span text:style-name="T3"><text:placeholder text:placeholder-type="text">&lt;o.employee_id.name.upper() or ''&gt;</text:placeholder></text:span></text:p>
      <text:p text:style-name="P14"/>
      <text:p text:style-name="P22"><text:span text:style-name="T7"><text:placeholder text:placeholder-type="text">&lt;if test="o.state in ['draft', 'confirm']"&gt;</text:placeholder></text:span><text:span text:style-name="T9">RICHIESTA APPROVAZIONE</text:span><text:span text:style-name="T7"><text:placeholder text:placeholder-type="text">&lt;/if&gt;</text:placeholder></text:span></text:p>
      <text:p text:style-name="P32"/>
      <text:p text:style-name="P14"><text:placeholder text:placeholder-type="text">&lt;o.complete_name and o.complete_name.upper() or ''&gt;</text:placeholder></text:p>
      <text:p text:style-name="P14"/>
      <text:p text:style-name="P1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5">Data</text:p>
          </table:table-cell>
          <table:table-cell table:style-name="Tabella5.A1" office:value-type="string">
            <text:p text:style-name="P5">Cliente / Progetto / Attività</text:p>
          </table:table-cell>
          <table:table-cell table:style-name="Tabella5.A1" office:value-type="string">
            <text:p text:style-name="P5"/>
          </table:table-cell>
          <table:table-cell table:style-name="Tabella5.A1" office:value-type="string">
            <text:p text:style-name="P21">Quantità</text:p>
          </table:table-cell>
          <table:table-cell table:style-name="Tabella5.A1" office:value-type="string">
            <text:p text:style-name="P21">Prodotto</text:p>
          </table:table-cell>
          <table:table-cell table:style-name="Tabella5.F1" office:value-type="string">
            <text:p text:style-name="P21"/>
          </table:table-cell>
        </table:table-row>
      </table:table>
      <text:p text:style-name="P9"><text:placeholder text:placeholder-type="text">&lt;for each="line in o.line_ids"&gt;</text:placeholder></text:p>
      <text:p text:style-name="P12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7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7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7">€ <text:placeholder text:placeholder-type="text">&lt;italian_number(line.total_amount, precision=2) or 0&gt;</text:placeholder></text:p>
          </table:table-cell>
        </table:table-row>
      </table:table>
      <text:p text:style-name="P11"><text:placeholder text:placeholder-type="text">&lt;/if&gt;</text:placeholder></text:p>
      <text:p text:style-name="P9"><text:placeholder text:placeholder-type="text">&lt;/for&gt;</text:placeholder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8"/>
          </table:table-cell>
          <table:table-cell table:style-name="Table1.E1" office:value-type="string">
            <text:p text:style-name="P20">Totale Rimborso Spese</text:p>
          </table:table-cell>
          <table:table-cell table:style-name="Table1.F1" office:value-type="string">
            <text:p text:style-name="P20">€ <text:placeholder text:placeholder-type="text">&lt;italian_number(sumif(o.line_ids, "total_amount", [('payer','!=','employee'), ('product_id.name','!=', 'KM auto')]), precision=2)&gt;</text:placeholder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8"/>
          </table:table-cell>
          <table:table-cell table:style-name="Table1.E2" office:value-type="string">
            <text:p text:style-name="P20">Totale Rimborso KM</text:p>
          </table:table-cell>
          <table:table-cell table:style-name="Table1.F2" office:value-type="string">
            <text:p text:style-name="P20">€ <text:placeholder text:placeholder-type="text">&lt;italian_number(sumif(o.line_ids, "total_amount", [('payer','!=','employee'), ('product_id.name','=', 'KM auto')]) or 0.0, precision=2)&gt;</text:placeholder></text:p>
          </table:table-cell>
        </table:table-row>
      </table:table>
      <text:p text:style-name="P7"/>
      <text:p text:style-name="P8"><text:placeholder text:placeholder-type="text">&lt;o.employee_id.name.upper() or ''&gt;</text:placeholder><text:span text:style-name="T5"> <text:s text:c="36"/></text:span></text:p>
      <text:p text:style-name="P8"><text:span text:style-name="T5"/></text:p>
      <text:p text:style-name="P30"><draw:frame draw:style-name="fr2" draw:name="image: asimage(o.user_valid and o.user_valid.photo_signature,'None',5.5,3,'cm','True')" text:anchor-type="paragraph" svg:x="7.742cm" svg:y="0.381cm" svg:width="2cm" draw:z-index="4"><draw:text-box fo:min-height="0.499cm"><text:p text:style-name="P33"/></draw:text-box></draw:frame><text:soft-page-break/>Approvato</text:p>
      <text:p text:style-name="P28"><text:placeholder text:placeholder-type="text">&lt;o.user_valid.name.upper() or ''&gt;</text:placeholder><text:span text:style-name="T5"> <text:s text:c="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3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10-20T15:30:54.879933979</dc:date>
    <meta:editing-duration>PT8H30M6S</meta:editing-duration>
    <meta:editing-cycles>52</meta:editing-cycles>
    <meta:generator>LibreOffice/4.4.3.2$Linux_x86 LibreOffice_project/88805f81e9fe61362df02b9941de8e38a9b5fd16</meta:generator>
    <meta:document-statistic meta:table-count="6" meta:image-count="0" meta:object-count="0" meta:page-count="4" meta:paragraph-count="54" meta:word-count="310" meta:character-count="3425" meta:non-whitespace-character-count="3012"/>
  </office:meta>
</office:document-meta>
</file>